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Monospace" svg:font-family="Monospace" style:font-family-generic="roman"/>
    <style:font-face style:name="Courier 10 Pitch" svg:font-family="'Courier 10 Pitch'" style:font-pitch="fixed"/>
    <style:font-face style:name="宋体" svg:font-family="宋体, SimSun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style:use-window-font-color="true" style:font-name="Times New Roman" fo:font-size="10pt" fo:font-style="italic" fo:font-weight="normal" officeooo:rsid="00062d9a" officeooo:paragraph-rsid="00062d9a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style:use-window-font-color="true" style:font-name="Times New Roman" fo:font-size="10pt" fo:language="pl" fo:country="PL" fo:font-style="italic" fo:font-weight="normal" officeooo:rsid="00062d9a" officeooo:paragraph-rsid="00062d9a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fo:color="#000000" style:font-name="Courier 10 Pitch" fo:font-size="9pt" style:font-name-asian="Times New Roman" style:font-size-asian="9pt" style:font-name-complex="Times New Roman" style:font-size-complex="9pt"/>
    </style:style>
    <style:style style:name="P4" style:family="paragraph" style:parent-style-name="IEEE_20_Author_20_Name">
      <style:text-properties officeooo:rsid="00062d9a" officeooo:paragraph-rsid="00062d9a"/>
    </style:style>
    <style:style style:name="P5" style:family="paragraph" style:parent-style-name="IEEE_20_Paragraph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6" style:family="paragraph" style:parent-style-name="IEEE_20_Paragraph">
      <style:text-properties fo:language="pl" fo:country="PL" officeooo:rsid="0007c6fb" officeooo:paragraph-rsid="000b6c6a" style:language-asian="zh" style:country-asian="CN" style:language-complex="ar" style:country-complex="SA"/>
    </style:style>
    <style:style style:name="P7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8" style:family="paragraph" style:parent-style-name="IEEE_20_Paragraph">
      <style:text-properties officeooo:rsid="000dc152" officeooo:paragraph-rsid="000dc152"/>
    </style:style>
    <style:style style:name="P9" style:family="paragraph" style:parent-style-name="IEEE_20_Paragraph">
      <style:text-properties officeooo:rsid="000ef45d" officeooo:paragraph-rsid="0010a2b2"/>
    </style:style>
    <style:style style:name="P10" style:family="paragraph" style:parent-style-name="IEEE_20_Paragraph">
      <style:text-properties officeooo:rsid="0011d7af" officeooo:paragraph-rsid="0011d7af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4pt" officeooo:rsid="00062d9a" officeooo:paragraph-rsid="00062d9a" style:font-size-asian="24pt" style:font-size-complex="24pt"/>
    </style:style>
    <style:style style:name="P12" style:family="paragraph" style:parent-style-name="IEEE_20_Abtract" style:master-page-name="">
      <style:paragraph-properties fo:margin-left="0in" fo:margin-right="0in" fo:text-align="justify" style:justify-single-word="false" fo:orphans="2" fo:widows="2" fo:text-indent="0.1866in" style:auto-text-indent="false" style:page-number="auto" style:snap-to-layout-grid="false" style:writing-mode="lr-tb">
        <style:tab-stops/>
      </style:paragraph-properties>
      <style:text-properties style:use-window-font-color="true" style:font-name="Times New Roman" fo:font-size="9pt" fo:language="pl" fo:country="PL" fo:font-style="normal" fo:font-weight="bold" officeooo:rsid="00062d9a" style:font-name-asian="Times New Roman" style:font-size-asian="9pt" style:language-asian="zh" style:country-asian="CN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13" style:family="paragraph" style:parent-style-name="IEEE_20_Heading_20_2">
      <style:text-properties fo:language="pl" fo:country="PL" officeooo:rsid="000dc152" officeooo:paragraph-rsid="000dc152" style:language-asian="zh" style:country-asian="CN" style:language-complex="ar" style:country-complex="SA"/>
    </style:style>
    <style:style style:name="P14" style:family="paragraph" style:parent-style-name="IEEE_20_Heading_20_2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15" style:family="paragraph" style:parent-style-name="IEEE_20_Heading_20_1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16" style:family="paragraph" style:parent-style-name="IEEE_20_Heading_20_1">
      <style:text-properties fo:language="pl" fo:country="PL" officeooo:rsid="0007c6fb" officeooo:paragraph-rsid="0007c6fb" style:language-asian="zh" style:country-asian="CN" style:language-complex="ar" style:country-complex="SA"/>
    </style:style>
    <style:style style:name="P17" style:family="paragraph" style:parent-style-name="IEEE_20_Heading_20_1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18" style:family="paragraph" style:parent-style-name="IEEE_20_Heading_20_1">
      <style:text-properties fo:language="pl" fo:country="PL" officeooo:rsid="000ef45d" officeooo:paragraph-rsid="000ef45d" style:language-asian="zh" style:country-asian="CN" style:language-complex="ar" style:country-complex="SA"/>
    </style:style>
    <style:style style:name="P19" style:family="paragraph" style:parent-style-name="IEEE_20_Heading_20_1">
      <style:text-properties fo:language="pl" fo:country="PL" officeooo:rsid="0011d7af" officeooo:paragraph-rsid="0011d7af" style:language-asian="zh" style:country-asian="CN" style:language-complex="ar" style:country-complex="SA"/>
    </style:style>
    <style:style style:name="P20" style:family="paragraph" style:parent-style-name="IEEE_20_Heading_20_1">
      <style:text-properties fo:language="pl" fo:country="PL" officeooo:rsid="0010a2b2" officeooo:paragraph-rsid="0010a2b2" style:language-asian="zh" style:country-asian="CN" style:language-complex="ar" style:country-complex="SA"/>
    </style:style>
    <style:style style:name="P21" style:family="paragraph" style:parent-style-name="IEEE_20_Heading_20_1">
      <style:text-properties fo:language="pl" fo:country="PL" officeooo:rsid="0014b38e" officeooo:paragraph-rsid="0014b38e" style:language-asian="zh" style:country-asian="CN" style:language-complex="ar" style:country-complex="SA"/>
    </style:style>
    <style:style style:name="P22" style:family="paragraph" style:parent-style-name="IEEE_20_Heading_20_1">
      <style:text-properties fo:language="pl" fo:country="PL" officeooo:rsid="0014b38e" officeooo:paragraph-rsid="0019b7d7" style:language-asian="zh" style:country-asian="CN" style:language-complex="ar" style:country-complex="SA"/>
    </style:style>
    <style:style style:name="P23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24" style:family="paragraph" style:parent-style-name="IEEE_20_Paragraph">
      <style:text-properties officeooo:paragraph-rsid="001619d1"/>
    </style:style>
    <style:style style:name="P25" style:family="paragraph" style:parent-style-name="IEEE_20_Paragraph">
      <style:text-properties fo:font-size="8pt" officeooo:rsid="0011d7af" officeooo:paragraph-rsid="0011d7af" style:font-size-asian="8pt" style:font-size-complex="8pt"/>
    </style:style>
    <style:style style:name="P26" style:family="paragraph" style:parent-style-name="IEEE_20_Paragraph">
      <style:text-properties officeooo:paragraph-rsid="0011d7af"/>
    </style:style>
    <style:style style:name="P27" style:family="paragraph" style:parent-style-name="IEEE_20_Paragraph" style:list-style-name="L1">
      <style:text-properties officeooo:rsid="001802fe" officeooo:paragraph-rsid="001802fe"/>
    </style:style>
    <style:style style:name="P28" style:family="paragraph" style:parent-style-name="IEEE_20_Paragraph" style:list-style-name="L1">
      <style:text-properties officeooo:rsid="0019b7d7" officeooo:paragraph-rsid="0019b7d7"/>
    </style:style>
    <style:style style:name="P29" style:family="paragraph" style:parent-style-name="IEEE_20_Paragraph">
      <style:text-properties officeooo:rsid="0019b7d7" officeooo:paragraph-rsid="0019b7d7"/>
    </style:style>
    <style:style style:name="P30" style:family="paragraph" style:parent-style-name="IEEE_20_Paragraph">
      <style:text-properties officeooo:paragraph-rsid="000741d1"/>
    </style:style>
    <style:style style:name="P31" style:family="paragraph" style:parent-style-name="IEEE_20_Reference_20_Item">
      <style:paragraph-properties fo:margin-left="0in" fo:margin-right="0in" fo:text-indent="0in" style:auto-text-indent="false"/>
    </style:style>
    <style:style style:name="T1" style:family="text">
      <style:text-properties fo:language="pl" fo:country="PL" style:language-asian="zh" style:country-asian="CN" style:language-complex="ar" style:country-complex="SA"/>
    </style:style>
    <style:style style:name="T2" style:family="text">
      <style:text-properties fo:language="pl" fo:country="PL" officeooo:rsid="000741d1" style:language-asian="zh" style:country-asian="CN" style:language-complex="ar" style:country-complex="SA"/>
    </style:style>
    <style:style style:name="T3" style:family="text">
      <style:text-properties fo:language="pl" fo:country="PL" officeooo:rsid="0007c6fb" style:language-asian="zh" style:country-asian="CN" style:language-complex="ar" style:country-complex="SA"/>
    </style:style>
    <style:style style:name="T4" style:family="text">
      <style:text-properties fo:language="pl" fo:country="PL" officeooo:rsid="000dc152" style:language-asian="zh" style:country-asian="CN" style:language-complex="ar" style:country-complex="SA"/>
    </style:style>
    <style:style style:name="T5" style:family="text">
      <style:text-properties fo:language="pl" fo:country="PL" officeooo:rsid="0010a2b2" style:language-asian="zh" style:country-asian="CN" style:language-complex="ar" style:country-complex="SA"/>
    </style:style>
    <style:style style:name="T6" style:family="text">
      <style:text-properties fo:language="pl" fo:country="PL" officeooo:rsid="00139963" style:language-asian="zh" style:country-asian="CN" style:language-complex="ar" style:country-complex="SA"/>
    </style:style>
    <style:style style:name="T7" style:family="text">
      <style:text-properties fo:language="pl" fo:country="PL" officeooo:rsid="001619d1" style:language-asian="zh" style:country-asian="CN" style:language-complex="ar" style:country-complex="SA"/>
    </style:style>
    <style:style style:name="T8" style:family="text">
      <style:text-properties fo:language="pl" fo:country="PL" officeooo:rsid="0014b38e" style:language-asian="zh" style:country-asian="CN" style:language-complex="ar" style:country-complex="SA"/>
    </style:style>
    <style:style style:name="T9" style:family="text">
      <style:text-properties fo:language="pl" fo:country="PL" officeooo:rsid="001802fe" style:language-asian="zh" style:country-asian="CN" style:language-complex="ar" style:country-complex="SA"/>
    </style:style>
    <style:style style:name="T10" style:family="text">
      <style:text-properties fo:language="pl" fo:country="PL" officeooo:rsid="0011d7af" style:language-asian="zh" style:country-asian="CN" style:language-complex="ar" style:country-complex="SA"/>
    </style:style>
    <style:style style:name="T11" style:family="text">
      <style:text-properties fo:language="pl" fo:country="PL" officeooo:rsid="0019b7d7" style:language-asian="zh" style:country-asian="CN" style:language-complex="ar" style:country-complex="SA"/>
    </style:style>
    <style:style style:name="T12" style:family="text">
      <style:text-properties fo:language="pl" fo:country="PL" officeooo:rsid="001afbad" style:language-asian="zh" style:country-asian="CN" style:language-complex="ar" style:country-complex="SA"/>
    </style:style>
    <style:style style:name="T13" style:family="text">
      <style:text-properties fo:language="pl" fo:country="PL" officeooo:rsid="001bdc4f" style:language-asian="zh" style:country-asian="CN" style:language-complex="ar" style:country-complex="SA"/>
    </style:style>
    <style:style style:name="T14" style:family="text">
      <style:text-properties officeooo:rsid="000741d1"/>
    </style:style>
    <style:style style:name="T15" style:family="text">
      <style:text-properties officeooo:rsid="0009b479"/>
    </style:style>
    <style:style style:name="T16" style:family="text">
      <style:text-properties officeooo:rsid="000dc152"/>
    </style:style>
    <style:style style:name="T17" style:family="text">
      <style:text-properties officeooo:rsid="001802fe"/>
    </style:style>
    <style:style style:name="T18" style:family="text">
      <style:text-properties officeooo:rsid="0019b7d7"/>
    </style:style>
    <style:style style:name="T19" style:family="text">
      <style:text-properties officeooo:rsid="001afbad"/>
    </style:style>
    <style:style style:name="Sect1" style:family="section">
      <style:section-properties style:writing-mode="lr-tb" style:editable="false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1">Analiza Zdarzeń Rzeczywistych</text:p>
      <text:p text:style-name="P4">Anna Rutka, Daniel Bryła</text:p>
      <text:p text:style-name="P2">Wydział Informatyki Elektroniki i Telekomunikacji</text:p>
      <text:p text:style-name="P1">Akademia Górniczo-Hutnicza w Krakowie</text:p>
      <text:p text:style-name="P3"/>
      <text:p text:style-name="Standard"/>
      <text:section text:style-name="Sect1" text:name="Section1">
        <text:p text:style-name="P12">Analiza zdarzeń rzeczywistych jest niezbędna do dobrego funkcjowania wielu urzędów państwowych. Bez niej ciężko byłoby <text:s/>ustalić fakty i wydawać dobre werdykty instytucjom takim jak sąd czy policja. Niniejszy dokument skupia się na rozwiązaniu pozwalaj<text:span text:style-name="T19">ą</text:span>cym na przyśpieszenie analizy i poprawienie jej skuteczności. </text:p>
        <text:list xml:id="list2528128198465403806" text:style-name="WW8Num3">
          <text:list-item>
            <text:p text:style-name="P15">Wprowadzenie</text:p>
          </text:list-item>
        </text:list>
        <text:p text:style-name="P5">Analiza zdarzeń jest podstawą do wyciągania wniosków. Od starożytnej Grecji wszystkie sądy i werdykty opierały się na analizie zeznań świadków. <text:span text:style-name="T14">Aby nie zapomnieć żadnego z nich w późniejszych czasach zostawały spisywane na papierze. W obecnej erze komputerów, coraz rzadziej przechowuje się dane na papierze, niż w pamięci komputera. </text:span></text:p>
        <text:p text:style-name="P30"><text:span text:style-name="T2">Przepisywanie danych z papieru do pamięci komputera może prowadzić do pomyłek. Idealnym rozwiązainem byłby system gotowy </text:span><text:span text:style-name="T3">do interakcji z świadkiem, zbierający wszystkie dane a następnie przeprowadzający ich analizę. </text:span></text:p>
        <text:p text:style-name="P29"><text:span text:style-name="T3">N</text:span><text:span text:style-name="T1">a poparcie niniejszego dokumentu została przygotowana wersja demonstracyjna analizy zdarzeń.</text:span></text:p>
        <text:list xml:id="list194648306026079" text:continue-numbering="true" text:style-name="WW8Num3">
          <text:list-item>
            <text:p text:style-name="P16">Sposób Przechowywania Zdarzeń</text:p>
          </text:list-item>
        </text:list>
        <text:p text:style-name="P6">Idealnym <text:span text:style-name="T19">rozwiązaniem</text:span> będzie system mogący zbierać informację o zdarzeniach i przechowywać zdarzenia różnego typu. <text:span text:style-name="T15">System będzie dostarczał schematy do najpopularniejszych wypadków oraz dodatkowo udostępniał możliwość dodania nowych schematów do specjalnych typów zdarzeń. Schemat jest T-Box'em danej ontologi. </text:span></text:p>
        <text:list xml:id="list194647416678293" text:continue-numbering="true" text:style-name="WW8Num3">
          <text:list-item>
            <text:p text:style-name="P17">Wprowadzanie Danych</text:p>
          </text:list-item>
        </text:list>
        <text:p text:style-name="P7">System po przeanalizowaniu pliku z modelem deskrypcyjnym zdarzenia, będzie gotowy do wyświetlenia pytań świadkowi. System ponadto umożliwi <text:span text:style-name="T18">dodawanie</text:span> dodatkowych pytań przez administratora aplikacji.</text:p>
        <text:list xml:id="list1236870553290822977" text:style-name="WW8Num32">
          <text:list-item text:start-value="1">
            <text:p text:style-name="P13">Format danych wejściowych</text:p>
          </text:list-item>
        </text:list>
        <text:p text:style-name="P8"><text:span text:style-name="T4">Ś</text:span><text:span text:style-name="T1">wiadek będzie wprowadzał dane w języku naturalnym, następnie system będzie je przetwarzał na słowa kluczowe (pojęcia analizy deskryptorów) </text:span><text:span text:style-name="T9">przy pomocy ustawionego wcześniej schematu</text:span><text:span text:style-name="T1">.</text:span></text:p>
        <text:list xml:id="list194647405780013" text:continue-numbering="true" text:style-name="WW8Num32">
          <text:list-item>
            <text:p text:style-name="P14">Format danych wyjściowych</text:p>
          </text:list-item>
        </text:list>
        <text:p text:style-name="P7">Po wprowadzeniu danych przez użytkownika system przygotuje dane do odpowiedniego formatu pojęć p<text:span text:style-name="T16">o</text:span>dzielonych <text:span text:style-name="T18">średnikiem </text:span>(;). <text:span text:style-name="T17">Niektóre zdarzenia reprezentują fakty odnoszące się do innego faktu, takie pojęcia będą łączone znakiem hash (#). </text:span>Przykładowe dane <text:span text:style-name="T17">wyjściowe wypisują po uruchomieniu programu demonstracyjnego. </text:span></text:p>
        <text:p text:style-name="P7"/>
        <text:list xml:id="list194649295707716" text:continue-list="list194647416678293" text:style-name="WW8Num3">
          <text:list-item>
            <text:p text:style-name="P18">Kon<text:span text:style-name="T18">w</text:span>ertowanie Otrzymanych <text:s/>Danych</text:p>
          </text:list-item>
        </text:list>
        <text:p text:style-name="P9"><text:span text:style-name="T1">Konwersja </text:span><text:span text:style-name="T5">danych </text:span><text:span text:style-name="T1">jest koni</text:span><text:span text:style-name="T5">e</text:span><text:span text:style-name="T1">czna, aby można było lepiej operować na otrzymanych danych wejściowych. Wszystkie otrzymane dane posiadają swoją reprezentację. Parser otrzymuje dane wejściowe, a następnie </text:span><text:span text:style-name="T11">przy pomocy dopasowywania tokenów</text:span><text:span text:style-name="T1">, tworzy właściw</text:span><text:span text:style-name="T11">e</text:span><text:span text:style-name="T1"> obiekt</text:span><text:span text:style-name="T11">y</text:span><text:span text:style-name="T1"> i przypisuje </text:span><text:span text:style-name="T11">i</text:span><text:span text:style-name="T1">m odpowiednie </text:span><text:span text:style-name="T5">atrybuty.</text:span><text:span text:style-name="T1"> </text:span><text:span text:style-name="T5">Ostatecznie dostajemy listę obiektów reprezentujących zeznania. Jeden obiekt to zeznania </text:span><text:span text:style-name="T12">jednego</text:span><text:span text:style-name="T5"> świadka zdarzenia.</text:span></text:p>
        <text:list xml:id="list194648981786353" text:continue-numbering="true" text:style-name="WW8Num3">
          <text:list-item>
            <text:p text:style-name="P19">Wynik Analizy</text:p>
          </text:list-item>
        </text:list>
        <text:p text:style-name="P10"><text:span text:style-name="T5">W</text:span><text:span text:style-name="T1">ynikiem przeprowadzonej analizy będzie drzewo rezultatów. W tym celu zdefiniowaliśmy doda</text:span><text:span text:style-name="T9">t</text:span><text:span text:style-name="T1">kową strukturę, która trzyma wszystkie zeznania światków. </text:span><text:span text:style-name="T6">Dzięki takiemu zastosowaniu można w </text:span><text:span text:style-name="T1">łatwy sposób wyświetlić </text:span><text:span text:style-name="T6">zeznania</text:span><text:span text:style-name="T1"> w końcowym raporcie </text:span><text:span text:style-name="T12">wraz procentową pewnością </text:span><text:span text:style-name="T6">wystąpienia poszczególnych zeznań</text:span><text:span text:style-name="T1">.</text:span></text:p>
        <text:list xml:id="list194648728594884" text:continue-numbering="true" text:style-name="WW8Num3">
          <text:list-item>
            <text:p text:style-name="P20"><text:s/>Analiza Zdarzeń</text:p>
          </text:list-item>
        </text:list>
        <text:p text:style-name="P26"><text:span text:style-name="T10">Analiza zdarzeń polega na przeliczeniu ilości wystąpień danych w otrzyman</text:span><text:span text:style-name="T9">ym drzewie</text:span><text:span text:style-name="T10"> obiektów </text:span><text:span text:style-name="T7">zwrócon</text:span><text:span text:style-name="T9">ym</text:span><text:span text:style-name="T7"> przez </text:span><text:span text:style-name="T10"><text:s/>konwerter. </text:span><text:span text:style-name="T6">Polega to na tym, że </text:span><text:span text:style-name="T12">mapujemy</text:span><text:span text:style-name="T6"> w drzewie rezultatów definicje zdarzenia </text:span><text:span text:style-name="T12">z wartością jego wystąpienia.</text:span><text:span text:style-name="T7"> </text:span><text:span text:style-name="T11">Analiza postępuje według następującego algorytmu:</text:span></text:p>
        <text:p text:style-name="P26"><text:span text:style-name="T11"/></text:p>
        <text:list xml:id="list1385221355939415401" text:style-name="L1">
          <text:list-item>
            <text:p text:style-name="P27"><text:span text:style-name="T7">S</text:span><text:span text:style-name="T1">twórz drzewo wyjściowe.</text:span></text:p>
          </text:list-item>
          <text:list-item>
            <text:p text:style-name="P27"><text:span text:style-name="T1">Dla każdego zeznania:</text:span></text:p>
            <text:list>
              <text:list-item>
                <text:p text:style-name="P27"><text:span text:style-name="T1">Dla każdego faktu:</text:span></text:p>
                <text:list>
                  <text:list-item>
                    <text:p text:style-name="P28"><text:span text:style-name="T1">Jeśli fakt nie istnieje w drzewie:</text:span></text:p>
                    <text:list>
                      <text:list-item>
                        <text:p text:style-name="P28"><text:span text:style-name="T1">Dodaj fakt do drzewa.</text:span></text:p>
                      </text:list-item>
                    </text:list>
                  </text:list-item>
                  <text:list-item>
                    <text:p text:style-name="P28"><text:span text:style-name="T1">W przeciwnym wypadku:</text:span></text:p>
                    <text:list>
                      <text:list-item>
                        <text:p text:style-name="P28"><text:span text:style-name="T1">Zwiększ liczbę wystąpień faktów o 1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5"><text:span text:style-name="T7"/></text:p>
        <text:list xml:id="list194648364771418" text:continue-list="list194648728594884" text:style-name="WW8Num3">
          <text:list-item>
            <text:p text:style-name="P21"><text:s/>Generowanie Końcowego Raportu </text:p>
          </text:list-item>
        </text:list>
        <text:p text:style-name="P24"><text:span text:style-name="T8">N</text:span><text:span text:style-name="T7">a koniec działania całej aplikacji jest drukowany raport zeznań. Zostaje wypisana definicja zeznania np. pogoda, a następnie rodzaje zeznań oraz ile procent światków zeznało tak</text:span><text:span text:style-name="T9">i fakt</text:span><text:span text:style-name="T7">. S</text:span><text:span text:style-name="T9">ystem będzie umożliwiał generowanie raportów w różnych formatach.</text:span></text:p>
        <text:list xml:id="list194647732055623" text:continue-numbering="true" text:style-name="WW8Num3">
          <text:list-item>
            <text:p text:style-name="P22"><text:span text:style-name="T17"><text:s/>Podsumowanie</text:span></text:p>
          </text:list-item>
        </text:list>
        <text:p text:style-name="P29"><text:span text:style-name="T1">Opisany wyżej system powinien być idealnym rozwiązaniem do generowania raportów z </text:span><text:span text:style-name="T13">śledztw</text:span><text:span text:style-name="T1"> </text:span><text:span text:style-name="T12">z dodatkowym</text:span><text:span text:style-name="T1"> </text:span><text:span text:style-name="T13">wyróżnieniem</text:span><text:span text:style-name="T1"> faktów które częściej się powtarzały. Implementacja takiego systemu nie jest łatwym zadaniem, gdyż analiza ontologiczna zawsze pozostaje tematem wielu dyskusji oraz rozmyśleń.</text:span></text:p>
      </text:section>
      <text:section text:style-name="Sect2" text:name="Section2">
        <text:list xml:id="list5268189723681880924" text:style-name="WW8Num19">
          <text:list-header>
            <text:p text:style-name="P31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Monospace" svg:font-family="Monospace" style:font-family-generic="roman"/>
    <style:font-face style:name="Courier 10 Pitch" svg:font-family="'Courier 10 Pitch'" style:font-pitch="fixed"/>
    <style:font-face style:name="宋体" svg:font-family="宋体, SimSun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in" fo:margin-right="0in" fo:margin-top="0.1043in" fo:margin-bottom="0.0417in" style:contextual-spacing="false" fo:text-indent="0in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宋体" style:font-family-asian="宋体, SimSun" style:font-pitch-asian="variable" style:font-style-asian="italic"/>
    </style:style>
    <style:style style:name="IEEE_20_Paragraph" style:display-name="IEEE Paragraph" style:family="paragraph" style:parent-style-name="Standard">
      <style:paragraph-properties fo:margin-left="0in" fo:margin-right="0in" fo:text-align="justify" style:justify-single-word="false" fo:text-indent="0.15in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in" fo:margin-right="0in" fo:margin-top="0.1252in" fo:margin-bottom="0.0417in" style:contextual-spacing="false" fo:text-align="center" style:justify-single-word="false" fo:text-indent="0in" style:auto-text-indent="false" style:snap-to-layout-grid="false"/>
      <style:text-properties fo:font-variant="small-caps" style:font-name="Times New Roman" fo:font-family="'Times New Roman'" style:font-family-generic="roman" style:font-pitch="variable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in" fo:margin-right="0in" fo:text-align="start" style:justify-single-word="false" fo:text-indent="0in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.15in" fo:margin-right="0in" fo:margin-top="0.0835in" fo:margin-bottom="0.0417in" style:contextual-spacing="false" fo:text-align="justify" style:justify-single-word="false" fo:text-indent="0in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0835in" fo:margin-bottom="0.0835in" style:contextual-spacing="false" fo:text-align="center" style:justify-single-word="false"/>
      <style:text-properties fo:font-variant="small-caps" fo:font-size="8pt" style:font-size-asian="8pt"/>
    </style:style>
    <style:style style:name="题注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margin-left="0in" fo:margin-right="0in" fo:text-align="justify" style:justify-single-word="false" fo:text-indent="0in" style:auto-text-indent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5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1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2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3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italic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0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4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6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默认段落字体" style:family="text"/>
    <style:style style:name="IEEE_20_Abstract_20_Heading_20_Char" style:display-name="IEEE Abstract Heading Char" style:family="text" style:parent-style-name="默认段落字体">
      <style:text-properties fo:font-size="9pt" fo:language="en" fo:country="GB" fo:font-style="italic" fo:font-weight="bold" style:font-name-asian="宋体" style:font-family-asian="宋体, SimSun" style:font-pitch-asian="variable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默认段落字体">
      <style:text-properties fo:font-size="9pt" fo:language="en" fo:country="GB" fo:font-weight="bold" style:font-name-asian="宋体" style:font-family-asian="宋体, SimSun" style:font-pitch-asian="variable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默认段落字体">
      <style:text-properties fo:font-size="12pt" fo:language="en" fo:country="AU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默认段落字体">
      <style:text-properties fo:language="en" fo:country="AU" fo:font-style="italic" style:font-name-asian="宋体" style:font-family-asian="宋体, SimSun" style:font-pitch-asian="variable" style:language-asian="zh" style:country-asian="CN" style:font-style-asian="italic" style:font-size-complex="12pt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min-label-width="0.3in"/>
      </text:outline-level-style>
      <text:outline-level-style text:level="2" style:num-suffix=")" style:num-format="1" text:display-levels="2">
        <style:list-level-properties text:space-before="0.15in" text:min-label-width="0.5in"/>
      </text:outline-level-style>
      <text:outline-level-style text:level="3" style:num-suffix=")" style:num-format="1">
        <style:list-level-properties text:min-label-width="0.25in"/>
      </text:outline-level-style>
      <text:outline-level-style text:level="4" style:num-suffix="." style:num-format="1" text:display-levels="4">
        <style:list-level-properties text:space-before="0.15in" text:min-label-width="0.75in"/>
      </text:outline-level-style>
      <text:outline-level-style text:level="5" style:num-suffix="." style:num-format="1" text:display-levels="5">
        <style:list-level-properties text:space-before="0.15in" text:min-label-width="0.75in"/>
      </text:outline-level-style>
      <text:outline-level-style text:level="6" style:num-suffix="." style:num-format="1" text:display-levels="6">
        <style:list-level-properties text:space-before="0.15in" text:min-label-width="1in"/>
      </text:outline-level-style>
      <text:outline-level-style text:level="7" style:num-suffix="." style:num-format="1" text:display-levels="7">
        <style:list-level-properties text:space-before="0.15in" text:min-label-width="1in"/>
      </text:outline-level-style>
      <text:outline-level-style text:level="8" style:num-suffix="." style:num-format="1" text:display-levels="8">
        <style:list-level-properties text:space-before="0.15in" text:min-label-width="1.25in"/>
      </text:outline-level-style>
      <text:outline-level-style text:level="9" style:num-suffix="." style:num-format="1" text:display-levels="9">
        <style:list-level-properties text:space-before="0.15in" text:min-label-width="1.2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text:style-name="WW8Num3z0" style:num-suffix="." style:num-format="I">
        <style:list-level-properties text:min-label-width="0.2in"/>
      </text:list-level-style-number>
      <text:list-level-style-number text:level="2" text:style-name="WW8Num3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I">
        <style:list-level-properties text:space-before="0.25in" text:min-label-width="0.2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min-label-width="0.2in"/>
      </text:list-level-style-number>
      <text:list-level-style-bullet text:level="2" text:style-name="WW8Num6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I">
        <style:list-level-properties text:min-label-width="0.2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min-label-width="0.2in"/>
      </text:list-level-style-number>
      <text:list-level-style-number text:level="2" text:style-name="WW8Num8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I">
        <style:list-level-properties text:min-label-width="0.2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I">
        <style:list-level-properties text:min-label-width="0.2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A" style:num-letter-sync="true">
        <style:list-level-properties text:min-label-width="0.1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14z1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text:bullet-char="">
        <style:list-level-properties text:min-label-width="0.25in"/>
        <style:text-properties style:font-name="Times New Roman"/>
      </text:list-level-style-bullet>
      <text:list-level-style-bullet text:level="2" text:style-name="WW8Num15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min-label-width="0.2in"/>
      </text:list-level-style-number>
      <text:list-level-style-number text:level="2" text:style-name="WW8Num16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prefix="[" style:num-suffix="]" style:num-format="1">
        <style:list-level-properties text:min-label-width="0.3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)" style:num-format="1">
        <style:list-level-properties text:min-label-width="0.2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21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I">
        <style:list-level-properties text:space-before="0.1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23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24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26z1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prefix="[" style:num-suffix="]" style:num-format="1">
        <style:list-level-properties text:min-label-width="0.2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)" style:num-format="1">
        <style:list-level-properties text:min-label-width="0.2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min-label-width="0.2in"/>
      </text:list-level-style-number>
      <text:list-level-style-bullet text:level="2" text:style-name="WW8Num28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bullet text:level="1" text:style-name="WW8Num29z0" text:bullet-char="">
        <style:list-level-properties text:space-before="0.2in" text:min-label-width="0.15in"/>
        <style:text-properties style:font-name="Symbol"/>
      </text:list-level-style-bullet>
      <text:list-level-style-bullet text:level="2" text:style-name="WW8Num29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31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min-label-width="0.2in"/>
      </text:list-level-style-number>
      <text:list-level-style-number text:level="2" text:style-name="WW8Num32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min-label-width="0.2in"/>
      </text:list-level-style-number>
      <text:list-level-style-bullet text:level="2" text:style-name="WW8Num34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36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I">
        <style:list-level-properties text:space-before="0.25in" text:min-label-width="0.15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I">
        <style:list-level-properties text:space-before="0.25in" text:min-label-width="0.1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I">
        <style:list-level-properties text:min-label-width="0.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40z1" text:bullet-char="">
        <style:list-level-properties text:space-before="0.2in" text:min-label-width="0.3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min-label-width="0.2in"/>
      </text:list-level-style-number>
      <text:list-level-style-bullet text:level="2" text:style-name="WW8Num41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43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I">
        <style:list-level-properties text:min-label-width="0.3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number text:level="1" style:num-suffix="." style:num-format="I">
        <style:list-level-properties text:space-before="0.25in" text:min-label-width="0.05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46z1" text:bullet-char="">
        <style:list-level-properties text:space-before="0.25in" text:min-label-width="0.4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min-label-width="0.2in"/>
      </text:list-level-style-number>
      <text:list-level-style-number text:level="2" text:style-name="WW8Num47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48in" fo:margin-bottom="1.6929in" fo:margin-left="0.5634in" fo:margin-right="0.563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IEEE Paper Template in A4 (V1)</dc:title>
    <meta:initial-creator>Causal Productions</meta:initial-creator>
    <meta:creation-date>2006-06-11T16:22:00</meta:creation-date>
    <dc:date>2015-06-02T19:46:47.168582074</dc:date>
    <meta:print-date>2006-09-01T20:18:00</meta:print-date>
    <meta:editing-cycles>91</meta:editing-cycles>
    <meta:editing-duration>PT10H35M23S</meta:editing-duration>
    <meta:document-statistic meta:table-count="0" meta:image-count="0" meta:object-count="0" meta:page-count="1" meta:paragraph-count="34" meta:word-count="524" meta:character-count="4064" meta:non-whitespace-character-count="3579"/>
    <meta:user-defined meta:name="Info 1"/>
    <meta:user-defined meta:name="Info 2"/>
    <meta:user-defined meta:name="Info 3"/>
    <meta:user-defined meta:name="Info 4"/>
  </office:meta>
</office:document-meta>
</file>